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243c0" officeooo:paragraph-rsid="001243c0"/>
    </style:style>
    <style:style style:name="P2" style:family="paragraph" style:parent-style-name="Standard">
      <style:text-properties officeooo:rsid="00128459" officeooo:paragraph-rsid="00128459"/>
    </style:style>
    <style:style style:name="P3" style:family="paragraph" style:parent-style-name="Standard">
      <style:text-properties officeooo:rsid="00140ede" officeooo:paragraph-rsid="00140ed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pdate Taking</text:p>
      <text:p text:style-name="P1"><text:tab/>set grade = case</text:p>
      <text:p text:style-name="P1"><text:tab/><text:tab/>when grade &gt;= 2.0 then 1.5</text:p>
      <text:p text:style-name="P1"><text:tab/><text:tab/>end;</text:p>
      <text:p text:style-name="P1">delete from Student</text:p>
      <text:p text:style-name="P1">where studentnum IN</text:p>
      <text:p text:style-name="P1">(select studentnum</text:p>
      <text:p text:style-name="P1">from Taking natural join Class</text:p>
      <text:p text:style-name="P1">where department = 'CMPSC' and num= 463);</text:p>
      <text:p text:style-name="P1">create or replace trigger StudentDeletion</text:p>
      <text:p text:style-name="P1">before delete on Student</text:p>
      <text:p text:style-name="P1">Referencing old as oldStudent</text:p>
      <text:p text:style-name="P1">for each row</text:p>
      <text:p text:style-name="P1">Begin</text:p>
      <text:p text:style-name="P1"><text:tab/>delete from Taking</text:p>
      <text:p text:style-name="P1"><text:tab/>where studentnum = :oldStudent.studentnum;</text:p>
      <text:p text:style-name="P1">End;</text:p>
      <text:p text:style-name="P1">/</text:p>
      <text:p text:style-name="P2">create table Class(</text:p>
      <text:p text:style-name="P2"><text:tab/>schedulenum int not null,</text:p>
      <text:p text:style-name="P2"><text:tab/>department varchar2(255) not null,</text:p>
      <text:p text:style-name="P2"><text:tab/>semester varchar2(255) not null,</text:p>
      <text:p text:style-name="P2"><text:tab/>num int not null,</text:p>
      <text:p text:style-name="P2"><text:tab/>days varchar2(255) not null,</text:p>
      <text:p text:style-name="P2"><text:tab/>time int not null,</text:p>
      <text:p text:style-name="P2"><text:tab/>place varchar2(255) not null,</text:p>
      <text:p text:style-name="P2"><text:tab/>enrollment int not null,</text:p>
      <text:p text:style-name="P2"><text:tab/>primary key(schedulenum, semester),</text:p>
      <text:p text:style-name="P2"><text:tab/>unique(semester, days, time, place),</text:p>
      <text:p text:style-name="P2"><text:tab/>check(days = 'MWF' or days = 'TuTh' and time &gt; 0 and time &lt; 24));</text:p>
      <text:p text:style-name="P2"/>
      <text:p text:style-name="P1">create table gradeTrack(</text:p>
      <text:p text:style-name="P1"><text:tab/>userName varchar2(30) not null,</text:p>
      <text:p text:style-name="P1"><text:tab/>STAMP timestamp,</text:p>
      <text:p text:style-name="P1"><text:tab/>studentnum int not null,</text:p>
      <text:p text:style-name="P1"><text:tab/>department varchar2(255) not null,</text:p>
      <text:p text:style-name="P1"><text:tab/>num int not null,</text:p>
      <text:p text:style-name="P1"><text:tab/>oldGrade decimal(2,1),</text:p>
      <text:p text:style-name="P1"><text:tab/>newGrade decimal(2,1)</text:p>
      <text:p text:style-name="P1">);</text:p>
      <text:p text:style-name="P1"/>
      <text:p text:style-name="P1">create or replace trigger GradeUpdate</text:p>
      <text:p text:style-name="P1">after update of grade on Taking</text:p>
      <text:p text:style-name="P1">Referencing old as oldG new as newG</text:p>
      <text:p text:style-name="P1">for each row</text:p>
      <text:p text:style-name="P1">Begin</text:p>
      <text:p text:style-name="P1"><text:tab/>Insert into gradeTrack VALUES(user, SYSTIMESTAMP, :oldG.studentnum, (select department from class where schedulenum = :oldG.schedulenum), (select num from class where schedulenum = :oldG.schedulenum), :oldG.grade, :newG.grade);</text:p>
      <text:p text:style-name="P1">END;</text:p>
      <text:p text:style-name="P1">/</text:p>
      <text:p text:style-name="P1"/>
      <text:p text:style-name="P1">create or replace trigger neverLow</text:p>
      <text:p text:style-name="P1">before update of grade on Taking</text:p>
      <text:p text:style-name="P1">Declare </text:p>
      <text:p text:style-name="P1"><text:tab/>avgGpa decimal(2,1);</text:p>
      <text:p text:style-name="P1"><text:tab/>Cursor Fido is select avg(grade) from Taking;</text:p>
      <text:p text:style-name="P1">Begin</text:p>
      <text:p text:style-name="P1"><text:tab/>open Fido;</text:p>
      <text:p text:style-name="P1"><text:tab/>loop fetch Fido into avgGpa;</text:p>
      <text:p text:style-name="P1"><text:tab/>exit when Fido%notfound;</text:p>
      <text:p text:style-name="P1"><text:tab/>if avgGpa &lt; 3.0 then</text:p>
      <text:p text:style-name="P1"><text:tab/><text:tab/>RAISE_APPLICATION_Error(-25, 'GPA IS TOO LOW');</text:p>
      <text:p text:style-name="P1"><text:tab/>End if;</text:p>
      <text:p text:style-name="P1"><text:tab/>END loop;</text:p>
      <text:p text:style-name="P1"><text:tab/>close Fido;</text:p>
      <text:p text:style-name="P1">END;</text:p>
      <text:p text:style-name="P1">/</text:p>
      <text:p text:style-name="P2">select count(gpa)</text:p>
      <text:p text:style-name="P2">from Student</text:p>
      <text:p text:style-name="P2">where gpa &gt; 3.0;</text:p>
      <text:p text:style-name="P2"/>
      <text:p text:style-name="P2">with allCredits as</text:p>
      <text:p text:style-name="P2">(</text:p>
      <text:p text:style-name="P2"><text:tab/>select studentnum, count(schedulenum) as classCount</text:p>
      <text:p text:style-name="P2"><text:tab/>from Taking</text:p>
      <text:p text:style-name="P2"><text:tab/>where semester='Spring 2018'</text:p>
      <text:p text:style-name="P2"><text:tab/>group by studentnum</text:p>
      <text:p text:style-name="P2">)</text:p>
      <text:p text:style-name="P2">select name, classCount</text:p>
      <text:p text:style-name="P2">from student, allCredits</text:p>
      <text:p text:style-name="P2">where student.studentnum = allCredits.studentnum and classCount &gt;=</text:p>
      <text:p text:style-name="P2">(select max(classCount) from allCredits);</text:p>
      <text:p text:style-name="P2"/>
      <text:p text:style-name="P2"/>
      <text:p text:style-name="P2"/>
      <text:p text:style-name="P2"/>
      <text:p text:style-name="P2"/>
      <text:p text:style-name="P3"><text:soft-page-break/>System.out.println("connected.");</text:p>
      <text:p text:style-name="P3"><text:tab/><text:tab/>String a = (String) JOptionPane.showInputDialog(null, "Select Option", "Query", JOptionPane.QUESTION_MESSAGE, null, array, array[0]);</text:p>
      <text:p text:style-name="P3">PreparedStatement pStmt = conn.prepareStatement("select * from Student" +"where" + a + "=?");</text:p>
      <text:p text:style-name="P3"><text:tab/><text:tab/>System.out.println("What would you like to search by?");</text:p>
      <text:p text:style-name="P3"><text:tab/><text:tab/>String b = sc.next();</text:p>
      <text:p text:style-name="P3"><text:tab/><text:tab/>if(a.equals(array[0]))</text:p>
      <text:p text:style-name="P3"><text:tab/><text:tab/><text:tab/>pStmt.setInt(1, Integer.parseInt(b));</text:p>
      <text:p text:style-name="P3"><text:tab/><text:tab/>if(a.equals(array[1]) || a.equals(array[2]))</text:p>
      <text:p text:style-name="P3"><text:tab/><text:tab/><text:tab/>pStmt.setString(1, b);</text:p>
      <text:p text:style-name="P3"><text:tab/><text:tab/>else</text:p>
      <text:p text:style-name="P3"><text:tab/><text:tab/><text:tab/>pStmt.setDouble(1, Double.parseDouble(b));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columns fo:column-count="2" fo:column-gap="0in">
          <style:column style:rel-width="4986*" fo:start-indent="0in" fo:end-indent="0in"/>
          <style:column style:rel-width="4986*" fo:start-indent="0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1T21:06:58.575511414</meta:creation-date>
    <dc:date>2018-04-12T12:46:57.374327813</dc:date>
    <meta:editing-duration>PT15H29M47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2" meta:paragraph-count="88" meta:word-count="330" meta:character-count="2469" meta:non-whitespace-character-count="2164"/>
  </office:meta>
</office:document-meta>
</file>